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/>
    <style:font-face style:name="+mn-cs1" svg:font-family="+mn-cs" style:font-pitch="variable"/>
    <style:font-face style:name="+mn-ea1" svg:font-family="+mn-ea" style:font-pitch="variable"/>
    <style:font-face style:name="+mn-lt1" svg:font-family="+mn-lt" style:font-pitch="variable"/>
    <style:font-face style:name="Arial1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Úvodní_20_snímek-title" style:list-style-name="L2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Úvodní_20_snímek-subtitle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Úvodní_20_snímek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Úvodní_20_snímek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loext:graphic-properties draw:fill="none"/>
      <style:paragraph-properties fo:margin-top="0cm" fo:margin-bottom="0cm" fo:line-height="90%" fo:text-align="center" style:punctuation-wrap="hanging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Arial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 fo:hyphenate="false"/>
    </style:style>
    <style:style style:name="P2" style:family="paragraph">
      <loext:graphic-properties draw:fill="none" draw:fill-color="#ffffff"/>
      <style:paragraph-properties fo:margin-left="0cm" fo:margin-right="0cm" fo:margin-top="0.353cm" fo:margin-bottom="0cm" fo:line-height="9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P3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P5" style:family="paragraph">
      <loext:graphic-properties draw:fill="none" draw:fill-color="#ffffff"/>
      <style:paragraph-properties fo:text-align="center" style:font-independent-line-spacing="true"/>
      <style:text-properties fo:font-size="12pt" style:font-size-asian="14pt" style:font-size-complex="1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+mn-lt" fo:font-size="12pt" fo:letter-spacing="normal" fo:font-style="normal" style:text-underline-style="none" fo:font-weight="normal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Úvodní_20_snímek" presentation:presentation-page-layout-name="AL1T0">
        <draw:frame draw:name="Nadpis 1" presentation:style-name="pr1" draw:text-style-name="P1" draw:layer="layout" svg:width="25.399cm" svg:height="6.631cm" svg:x="4.233cm" svg:y="3.118cm" presentation:class="title" presentation:placeholder="true" presentation:user-transformed="true">
          <draw:text-box/>
        </draw:frame>
        <draw:frame draw:name="Podnadpis 2" presentation:style-name="pr2" draw:text-style-name="P2" draw:layer="layout" svg:width="25.399cm" svg:height="4.598cm" svg:x="4.233cm" svg:y="10.006cm" presentation:class="subtitle" presentation:placeholder="true" presentation:user-transformed="true">
          <draw:text-box/>
        </draw:frame>
        <presentation:notes draw:style-name="dp2">
          <draw:page-thumbnail draw:name="Slide Image Placeholder 1" draw:style-name="gr1" draw:layer="layout" svg:width="15.239cm" svg:height="8.572cm" svg:x="1.905cm" svg:y="3.175cm" draw:page-number="1" presentation:class="page"/>
          <draw:frame draw:name="Notes Placeholder 2" presentation:style-name="pr3" draw:text-style-name="P3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4" draw:text-style-name="P5" draw:layer="layout" svg:width="8.254cm" svg:height="1.273cm" svg:x="10.791cm" svg:y="24.126cm" presentation:class="page-number" presentation:user-transformed="true">
            <draw:text-box>
              <text:p text:style-name="P4"><text:span text:style-name="T1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/>
    <style:font-face style:name="+mn-cs1" svg:font-family="+mn-cs" style:font-pitch="variable"/>
    <style:font-face style:name="+mn-ea1" svg:font-family="+mn-ea" style:font-pitch="variable"/>
    <style:font-face style:name="+mn-lt1" svg:font-family="+mn-lt" style:font-pitch="variable"/>
    <style:font-face style:name="Arial1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SG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Úvodní_20_snímek-background" style:display-name="Úvodní snímek-background" style:family="presentation">
      <style:graphic-properties draw:stroke="none" draw:fill="solid" draw:fill-color="#ffffff"/>
      <style:text-properties style:letter-kerning="true"/>
    </style:style>
    <style:style style:name="Úvodní_20_snímek-backgroundobjects" style:display-name="Úvodní sníme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Úvodní_20_snímek-notes" style:display-name="Úvodní sníme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Úvodní_20_snímek-outline1" style:display-name="Úvodní snímek-outline1" style:family="presentation">
      <style:graphic-properties draw:stroke="none" draw:fill="none" draw:auto-grow-height="false" draw:fit-to-size="shrink-to-fit" style:shrink-to-fit="true">
        <text:list-style style:name="Úvodní_20_snímek-outline1" style:display-name="Úvodní sníme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8pt" fo:letter-spacing="normal" fo:language="cs" fo:country="CZ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language-asian="cs" style:country-asian="CZ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cs" style:country-complex="CZ" style:font-style-complex="normal" style:font-weight-complex="normal" style:text-emphasize="none" style:font-relief="none" style:text-overline-style="none" style:text-overline-color="font-color" fo:hyphenate="false"/>
    </style:style>
    <style:style style:name="Úvodní_20_snímek-outline2" style:display-name="Úvodní snímek-outline2" style:family="presentation" style:parent-style-name="Úvodní_20_snímek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Úvodní_20_snímek-outline3" style:display-name="Úvodní snímek-outline3" style:family="presentation" style:parent-style-name="Úvodní_20_snímek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Úvodní_20_snímek-outline4" style:display-name="Úvodní snímek-outline4" style:family="presentation" style:parent-style-name="Úvodní_20_snímek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Úvodní_20_snímek-outline5" style:display-name="Úvodní snímek-outline5" style:family="presentation" style:parent-style-name="Úvodní_20_snímek-outline4">
      <style:paragraph-properties fo:margin-top="0.1cm" fo:margin-bottom="0cm"/>
      <style:text-properties fo:font-size="20pt" style:font-size-asian="20pt" style:font-size-complex="20pt"/>
    </style:style>
    <style:style style:name="Úvodní_20_snímek-outline6" style:display-name="Úvodní snímek-outline6" style:family="presentation" style:parent-style-name="Úvodní_20_snímek-outline5">
      <style:paragraph-properties fo:margin-top="0.1cm" fo:margin-bottom="0cm"/>
      <style:text-properties fo:font-size="20pt" style:font-size-asian="20pt" style:font-size-complex="20pt"/>
    </style:style>
    <style:style style:name="Úvodní_20_snímek-outline7" style:display-name="Úvodní snímek-outline7" style:family="presentation" style:parent-style-name="Úvodní_20_snímek-outline6">
      <style:paragraph-properties fo:margin-top="0.1cm" fo:margin-bottom="0cm"/>
      <style:text-properties fo:font-size="20pt" style:font-size-asian="20pt" style:font-size-complex="20pt"/>
    </style:style>
    <style:style style:name="Úvodní_20_snímek-outline8" style:display-name="Úvodní snímek-outline8" style:family="presentation" style:parent-style-name="Úvodní_20_snímek-outline7">
      <style:paragraph-properties fo:margin-top="0.1cm" fo:margin-bottom="0cm"/>
      <style:text-properties fo:font-size="20pt" style:font-size-asian="20pt" style:font-size-complex="20pt"/>
    </style:style>
    <style:style style:name="Úvodní_20_snímek-outline9" style:display-name="Úvodní snímek-outline9" style:family="presentation" style:parent-style-name="Úvodní_20_snímek-outline8">
      <style:paragraph-properties fo:margin-top="0.1cm" fo:margin-bottom="0cm"/>
      <style:text-properties fo:font-size="20pt" style:font-size-asian="20pt" style:font-size-complex="20pt"/>
    </style:style>
    <style:style style:name="Úvodní_20_snímek-subtitle" style:display-name="Úvodní snímek-subtitle" style:family="presentation">
      <style:graphic-properties draw:stroke="none" draw:fill="none" draw:textarea-vertical-align="middle">
        <text:list-style style:name="Úvodní_20_snímek-subtitle" style:display-name="Úvodní sníme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Úvodní_20_snímek-title" style:display-name="Úvodní snímek-title" style:family="presentation">
      <style:graphic-properties draw:stroke="none" draw:fill="none" draw:textarea-vertical-align="middle">
        <text:list-style style:name="Úvodní_20_snímek-title" style:display-name="Úvodní sníme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cs" fo:country="CZ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cs" style:country-asian="CZ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cs" style:country-complex="CZ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Úvodní_20_snímek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Úvodní_20_snímek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Úvodní_20_sníme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Úvodní_20_sníme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font-size="60pt" fo:hyphenate="false"/>
    </style:style>
    <style:style style:name="MP6" style:family="paragraph">
      <loext:graphic-properties draw:fill="none"/>
      <style:paragraph-properties fo:text-align="center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center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Úvodní_20_snímek" style:display-name="Úvodní snímek" style:page-layout-name="PM1" draw:style-name="Mdp1">
      <draw:frame draw:name="Nadpis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1">Kliknutím lze upravit styl</text:span></text:p>
        </draw:text-box>
      </draw:frame>
      <draw:frame draw:name="Zástupný symbol pro datum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text:date style:data-style-name="D1" text:date-value="2020-03-25">3/25/20</text:date></text:span></text:p>
        </draw:text-box>
      </draw:frame>
      <draw:frame draw:name="Zástupný symbol pro zápatí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Zástupný symbol pro číslo snímku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2">
        <draw:page-thumbnail presentation:style-name="Úvodní_20_snímek-title" draw:layer="backgroundobjects" svg:width="19.798cm" svg:height="11.136cm" svg:x="0.6cm" svg:y="2.257cm" presentation:class="page"/>
        <draw:frame presentation:style-name="Úvodní_20_sníme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editing-cycles>5</meta:editing-cycles>
    <meta:creation-date>2012-12-03T06:56:55</meta:creation-date>
    <dc:date>2013-10-30T14:12:17</dc:date>
    <meta:editing-duration>PT1M</meta:editing-duration>
    <meta:document-statistic meta:object-count="25"/>
    <meta:generator>LibreOffice/6.3.5.2$Linux_X86_64 LibreOffice_project/dd0751754f11728f69b42ee2af66670068624673</meta:generator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  <meta:template xlink:type="simple" xlink:actuate="onRequest" xlink:title="Office Theme" xlink:href=""/>
  </office:meta>
</office:document-meta>
</file>